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top" draw:auto-grow-height="false" fo:min-height="2.25cm" fo:min-width="3.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1.75cm" fo:min-width="3.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1.25cm" fo:min-width="3.5cm"/>
      <style:paragraph-properties style:writing-mode="lr-tb"/>
    </style:style>
    <style:style style:name="gr4" style:family="graphic" style:parent-style-name="standard">
      <style:graphic-properties draw:marker-end="Extrémités_20_de_20_flèche_20_5" draw:textarea-vertical-align="middle"/>
      <style:paragraph-properties style:writing-mode="lr-tb"/>
    </style:style>
    <style:style style:name="gr5" style:family="graphic" style:parent-style-name="standard">
      <style:graphic-properties draw:stroke="dash" draw:stroke-dash="Long_20_Dash_20__28_Rounded_29_" svg:stroke-linecap="round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12cm" fo:min-width="1.622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12cm" fo:min-width="1.976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12cm" fo:min-width="2.33cm"/>
      <style:paragraph-properties style:writing-mode="lr-tb"/>
    </style:style>
    <style:style style:name="gr11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1.75cm" fo:min-width="10.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cm" fo:min-width="0.25cm"/>
      <style:paragraph-properties style:writing-mode="lr-tb"/>
    </style:style>
    <style:style style:name="gr15" style:family="graphic" style:parent-style-name="standard">
      <style:graphic-properties draw:stroke="none" draw:fill="none" fo:min-height="1.053cm"/>
      <style:paragraph-properties style:writing-mode="lr-tb"/>
    </style:style>
    <style:style style:name="gr16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7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stroke="dash" draw:stroke-dash="Long_20_Dash" draw:marker-end="Extrémités_20_de_20_flèche_20_7" draw:marker-end-width="0.3cm" svg:stroke-linecap="butt" draw:fill="none" draw:textarea-vertical-align="middle"/>
    </style:style>
    <style:style style:name="gr19" style:family="graphic" style:parent-style-name="objectwithoutfill">
      <style:graphic-properties draw:marker-end="Extrémités_20_de_20_flèche_20_7" draw:marker-end-width="0.3cm" draw:fill="none" draw:textarea-vertical-align="top"/>
      <style:paragraph-properties style:writing-mode="lr-tb"/>
    </style:style>
    <style:style style:name="gr20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1" style:family="graphic" style:parent-style-name="Lines">
      <style:graphic-properties draw:stroke="dash" draw:stroke-dash="Long_20_Dash" draw:marker-end="Extrémités_20_de_20_flèche_20_7" draw:marker-end-width="0.3cm" svg:stroke-linecap="butt" draw:textarea-vertical-align="middle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0.75cm" fo:min-width="2.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3" xml:id="id4" draw:id="id4" draw:layer="layout" svg:width="4cm" svg:height="2.5cm" svg:x="11.5cm" svg:y="3.5cm">
          <text:p text:style-name="P1"><text:span text:style-name="T1">Depense</text:span></text:p>
          <text:p text:style-name="P2"><text:span text:style-name="T2">int id</text:span></text:p>
          <text:p text:style-name="P2"><text:span text:style-name="T2">float montant</text:span></text:p>
          <text:p text:style-name="P2"><text:span text:style-name="T2">date date</text:span></text:p>
          <text:p text:style-name="P2"><text:span text:style-name="T2">string u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cm" svg:height="2cm" svg:x="19.5cm" svg:y="3.5cm">
          <text:p text:style-name="P1"><text:span text:style-name="T1">Budget</text:span></text:p>
          <text:p text:style-name="P2"><text:span text:style-name="T2">int id</text:span></text:p>
          <text:p text:style-name="P2"><text:span text:style-name="T2">int annee</text:span></text:p>
          <text:p text:style-name="P2"><text:span text:style-name="T2">string u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cm" svg:height="1.5cm" svg:x="19.5cm" svg:y="9cm">
          <text:p text:style-name="P1"><text:span text:style-name="T1">BudgetC</text:span><text:span text:style-name="T1">ategorie</text:span></text:p>
          <text:p text:style-name="P2"><text:span text:style-name="T2">int id</text:span></text:p>
          <text:p text:style-name="P2"><text:span text:style-name="T2">float </text:span><text:span text:style-name="T2">montan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1.5cm" svg:y1="9cm" svg:x2="21.5cm" svg:y2="5.5cm" draw:start-shape="id1" draw:start-glue-point="0" draw:end-shape="id2" draw:end-glue-point="2" svg:d="M21500 9000v-3500" svg:viewBox="0 0 1 3501">
          <text:p text:style-name="P1"><text:span text:style-name="T3">budget_id</text:span></text:p>
        </draw:connector>
        <draw:custom-shape draw:style-name="gr3" draw:text-style-name="P3" xml:id="id3" draw:id="id3" draw:layer="layout" svg:width="4cm" svg:height="1.5cm" svg:x="11.5cm" svg:y="9cm">
          <text:p text:style-name="P1"><text:span text:style-name="T1">Categorie</text:span></text:p>
          <text:p text:style-name="P2"><text:span text:style-name="T2">int id</text:span></text:p>
          <text:p text:style-name="P2"><text:span text:style-name="T2">string nom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9.5cm" svg:y1="9.75cm" svg:x2="15.5cm" svg:y2="9.75cm" draw:start-shape="id1" draw:start-glue-point="3" draw:end-shape="id3" draw:end-glue-point="1" svg:d="M19500 9750h-4000" svg:viewBox="0 0 4001 1">
          <text:p text:style-name="P1"><text:span text:style-name="T3">categorie_i</text:span><text:span text:style-name="T3">d</text:span></text:p>
        </draw:connector>
        <draw:connector draw:style-name="gr4" draw:text-style-name="P4" draw:layer="layout" svg:x1="13.5cm" svg:y1="6cm" svg:x2="13.5cm" svg:y2="9cm" draw:start-shape="id4" draw:start-glue-point="2" draw:end-shape="id3" draw:end-glue-point="0" svg:d="M13500 6000v3000" svg:viewBox="0 0 1 3001">
          <text:p text:style-name="P1"><text:span text:style-name="T3">categorie_i</text:span><text:span text:style-name="T3">d</text:span></text:p>
        </draw:connector>
        <draw:custom-shape draw:style-name="gr2" draw:text-style-name="P3" xml:id="id5" draw:id="id5" draw:layer="layout" svg:width="4cm" svg:height="2cm" svg:x="4cm" svg:y="3.7cm">
          <text:p text:style-name="P1"><text:span text:style-name="T1">Firebase ::</text:span><text:span text:style-name="T1">User</text:span></text:p>
          <text:p text:style-name="P2"><text:span text:style-name="T2">string email</text:span></text:p>
          <text:p text:style-name="P2"><text:span text:style-name="T2">String </text:span><text:span text:style-name="T2">password</text:span></text:p>
          <text:p text:style-name="P2"><text:span text:style-name="T2">string ui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5cm" svg:y1="4.75cm" svg:x2="8cm" svg:y2="4.7cm" draw:start-shape="id4" draw:end-shape="id5" svg:d="M11500 4750h-1750v-50h-1750" svg:viewBox="0 0 3501 51">
          <text:p/>
        </draw:connector>
        <draw:connector draw:style-name="gr5" draw:text-style-name="P1" draw:layer="layout" svg:x1="21.5cm" svg:y1="3.5cm" svg:x2="6cm" svg:y2="3.7cm" draw:start-shape="id2" draw:start-glue-point="0" draw:end-shape="id5" draw:end-glue-point="0" svg:d="M21500 3500v-501h-15500v701" svg:viewBox="0 0 15501 702">
          <text:p/>
        </draw:connecto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7" draw:text-style-name="P6" xml:id="id6" draw:id="id6" draw:layer="layout" svg:width="3.5cm" svg:height="1cm" svg:x="13cm" svg:y="8.5cm">
          <text:p text:style-name="P1">utilisateur</text:p>
          <draw:enhanced-geometry svg:viewBox="0 0 21600 21600" draw:type="rectangle" draw:enhanced-path="M 0 0 L 21600 0 21600 21600 0 21600 0 0 Z N"/>
        </draw:custom-shape>
        <draw:custom-shape draw:style-name="gr8" draw:text-style-name="P7" xml:id="id15" draw:id="id15" draw:layer="layout" svg:width="3cm" svg:height="1.5cm" svg:x="3.5cm" svg:y="4.5cm">
          <text:p text:style-name="P1"><text:span text:style-name="T3">Se conne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16" draw:id="id16" draw:layer="layout" svg:width="3.5cm" svg:height="1.5cm" svg:x="3cm" svg:y="7.5cm">
          <text:p text:style-name="P1"><text:span text:style-name="T3">Se déconne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7" draw:id="id17" draw:layer="layout" svg:width="3cm" svg:height="1.5cm" svg:x="3.5cm" svg:y="10cm">
          <text:p text:style-name="P1"><text:span text:style-name="T3">S’inscr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7" draw:id="id7" draw:layer="layout" svg:width="3cm" svg:height="1.5cm" svg:x="9.5cm" svg:y="4cm">
          <text:p text:style-name="P1"><text:span text:style-name="T3">Consulter</text:span></text:p>
          <text:p text:style-name="P1"><text:span text:style-name="T3">budget/dépen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9" draw:id="id9" draw:layer="layout" svg:width="3cm" svg:height="1.5cm" svg:x="17.5cm" svg:y="3.5cm">
          <text:p text:style-name="P1"><text:span text:style-name="T3">Consulter</text:span></text:p>
          <text:p text:style-name="P1"><text:span text:style-name="T3">bi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8" draw:id="id8" draw:layer="layout" svg:width="3.5cm" svg:height="1.5cm" svg:x="13cm" svg:y="3cm">
          <text:p text:style-name="P1"><text:span text:style-name="T3">Avoir des conseils globaux (I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0" draw:id="id10" draw:layer="layout" svg:width="4cm" svg:height="1.5cm" svg:x="19.5cm" svg:y="5.5cm">
          <text:p text:style-name="P1"><text:span text:style-name="T3">Avoir des conseils par catégorie (I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4" draw:id="id14" draw:layer="layout" svg:width="3cm" svg:height="1.5cm" svg:x="10cm" svg:y="11.5cm">
          <text:p text:style-name="P1"><text:span text:style-name="T3">Modifier bud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2" draw:id="id12" draw:layer="layout" svg:width="3cm" svg:height="1.5cm" svg:x="22cm" svg:y="8.5cm">
          <text:p text:style-name="P1"><text:span text:style-name="T3">Créer dép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3" draw:id="id13" draw:layer="layout" svg:width="3cm" svg:height="1.5cm" svg:x="20cm" svg:y="11cm">
          <text:p text:style-name="P1"><text:span text:style-name="T3">Modifier dép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1" draw:id="id11" draw:layer="layout" svg:width="3cm" svg:height="1.5cm" svg:x="16.5cm" svg:y="12cm">
          <text:p text:style-name="P1"><text:span text:style-name="T3">Supprimer dép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14.75cm" svg:y1="8.5cm" svg:x2="11cm" svg:y2="5.5cm" draw:start-shape="id6" draw:start-glue-point="0" draw:end-shape="id7" draw:end-glue-point="8" svg:d="M14750 8500v-1499h-3750v-1501" svg:viewBox="0 0 3751 3001">
          <text:p/>
        </draw:connector>
        <draw:connector draw:style-name="gr11" draw:text-style-name="P8" draw:layer="layout" svg:x1="14.75cm" svg:y1="8.5cm" svg:x2="14.75cm" svg:y2="4.5cm" draw:start-shape="id6" draw:start-glue-point="0" draw:end-shape="id8" draw:end-glue-point="8" svg:d="M14750 8500v-4000" svg:viewBox="0 0 1 4001">
          <text:p/>
        </draw:connector>
        <draw:connector draw:style-name="gr11" draw:text-style-name="P8" draw:layer="layout" svg:x1="14.75cm" svg:y1="8.5cm" svg:x2="17.939cm" svg:y2="4.781cm" draw:start-shape="id6" draw:start-glue-point="0" draw:end-shape="id9" draw:end-glue-point="7" svg:d="M14750 8500v-1749h3189v-1970" svg:viewBox="0 0 3190 3720">
          <text:p/>
        </draw:connector>
        <draw:connector draw:style-name="gr11" draw:text-style-name="P8" draw:layer="layout" svg:x1="16.5cm" svg:y1="9cm" svg:x2="19.5cm" svg:y2="6.25cm" draw:start-shape="id6" draw:start-glue-point="1" draw:end-shape="id10" draw:end-glue-point="6" svg:d="M16500 9000h1500v-2750h1500" svg:viewBox="0 0 3001 2751">
          <text:p/>
        </draw:connector>
        <draw:connector draw:style-name="gr11" draw:text-style-name="P8" draw:layer="layout" svg:x1="16.5cm" svg:y1="9cm" svg:x2="18cm" svg:y2="12cm" draw:start-shape="id6" draw:start-glue-point="1" draw:end-shape="id11" draw:end-glue-point="4" svg:d="M16500 9000h1500v3000" svg:viewBox="0 0 1501 3001">
          <text:p/>
        </draw:connector>
        <draw:connector draw:style-name="gr11" draw:text-style-name="P8" draw:layer="layout" svg:x1="16.5cm" svg:y1="9cm" svg:x2="23.5cm" svg:y2="8.5cm" draw:start-shape="id6" draw:start-glue-point="1" draw:end-shape="id12" draw:end-glue-point="4" svg:d="M16500 9000h2750v-1001h4250v501" svg:viewBox="0 0 7001 1002">
          <text:p/>
        </draw:connector>
        <draw:connector draw:style-name="gr11" draw:text-style-name="P8" draw:layer="layout" svg:x1="16.5cm" svg:y1="9cm" svg:x2="20.439cm" svg:y2="11.219cm" draw:start-shape="id6" draw:start-glue-point="1" draw:end-shape="id13" draw:end-glue-point="5" svg:d="M16500 9000h3939v2219" svg:viewBox="0 0 3940 2220">
          <text:p/>
        </draw:connector>
        <draw:connector draw:style-name="gr11" draw:text-style-name="P8" draw:layer="layout" svg:x1="14.75cm" svg:y1="9.5cm" svg:x2="11.5cm" svg:y2="11.5cm" draw:start-shape="id6" draw:start-glue-point="2" draw:end-shape="id14" draw:end-glue-point="4" svg:d="M14750 9500v1000h-3250v1000" svg:viewBox="0 0 3251 2001">
          <text:p/>
        </draw:connector>
        <draw:connector draw:style-name="gr11" draw:text-style-name="P8" draw:layer="layout" draw:line-skew="-1.251cm" svg:x1="13cm" svg:y1="9cm" svg:x2="6.5cm" svg:y2="5.25cm" draw:start-shape="id6" draw:start-glue-point="3" draw:end-shape="id15" draw:end-glue-point="10" svg:d="M13000 9000h-4500v-3750h-2000" svg:viewBox="0 0 6501 3751">
          <text:p/>
        </draw:connector>
        <draw:connector draw:style-name="gr11" draw:text-style-name="P8" draw:layer="layout" draw:line-skew="-2.001cm" svg:x1="13cm" svg:y1="9cm" svg:x2="6.5cm" svg:y2="8.25cm" draw:start-shape="id6" draw:start-glue-point="3" draw:end-shape="id16" draw:end-glue-point="10" svg:d="M13000 9000h-5250v-750h-1250" svg:viewBox="0 0 6501 751">
          <text:p/>
        </draw:connector>
        <draw:connector draw:style-name="gr11" draw:text-style-name="P8" draw:layer="layout" svg:x1="13cm" svg:y1="9cm" svg:x2="6.5cm" svg:y2="10.75cm" draw:start-shape="id6" draw:start-glue-point="3" draw:end-shape="id17" draw:end-glue-point="10" svg:d="M13000 9000h-3249v1750h-3251" svg:viewBox="0 0 6501 1751">
          <text:p/>
        </draw:connecto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2" draw:text-style-name="P9" xml:id="id28" draw:id="id28" draw:layer="layout" svg:width="11cm" svg:height="12cm" svg:x="11.5cm" svg:y="2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xml:id="id18" draw:id="id18" draw:layer="layout" svg:width="3cm" svg:height="1cm" svg:x="6cm" svg:y="5.279cm">
          <text:p text:style-name="P1"><text:span text:style-name="T3">Se connec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19" draw:id="id19" draw:layer="layout" svg:width="1.5cm" svg:height="1.5cm" svg:x="9cm" svg:y="2.279cm">
          <text:p text:style-name="P1"><text:span text:style-name="T3">Budget année courant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0" draw:layer="layout" svg:width="2.189cm" svg:height="1.433cm" svg:x="8.756cm" svg:y="2.444cm">
          <draw:text-box>
            <text:p><text:span text:style-name="T3">Budget année</text:span></text:p>
            <text:p><text:span text:style-name="T3">courante ?</text:span></text:p>
          </draw:text-box>
        </draw:frame>
        <draw:connector draw:style-name="gr16" draw:text-style-name="P8" draw:layer="layout" svg:x1="9cm" svg:y1="5.779cm" svg:x2="9.75cm" svg:y2="3.779cm" draw:start-shape="id18" draw:start-glue-point="1" draw:end-shape="id19" svg:d="M9000 5779h750v-2000" svg:viewBox="0 0 751 2001">
          <text:p/>
        </draw:connector>
        <draw:custom-shape draw:style-name="gr13" draw:text-style-name="P7" xml:id="id20" draw:id="id20" draw:layer="layout" svg:width="3cm" svg:height="1cm" svg:x="10.5cm" svg:y="1cm">
          <text:p text:style-name="P1"><text:span text:style-name="T3">Créer budget</text:span></text:p>
          <text:p text:style-name="P1"><text:span text:style-name="T3">année courante</text:span></text:p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9.75cm" svg:y1="2.279cm" svg:x2="10.5cm" svg:y2="1.5cm" draw:start-shape="id19" draw:start-glue-point="4" draw:end-shape="id20" draw:end-glue-point="3" svg:d="M9750 2279v-779h750" svg:viewBox="0 0 751 780">
          <text:p text:style-name="P1"><text:span text:style-name="T3">non</text:span></text:p>
        </draw:connector>
        <draw:custom-shape draw:style-name="gr7" draw:text-style-name="P7" xml:id="id21" draw:id="id21" draw:layer="layout" svg:width="3.5cm" svg:height="1cm" svg:x="12.5cm" svg:y="2.579cm">
          <text:p text:style-name="P1"><text:span text:style-name="T3">Afficher </text:span><text:span text:style-name="T3">budget</text:span></text:p>
          <text:p text:style-name="P1"><text:span text:style-name="T3">dépenses </text:span><text:span text:style-name="T3">année</text:span></text:p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10.5cm" svg:y1="3.029cm" svg:x2="12.5cm" svg:y2="3.079cm" draw:start-shape="id19" draw:start-glue-point="7" draw:end-shape="id21" draw:end-glue-point="3" svg:d="M10500 3029h1001v50h999" svg:viewBox="0 0 2001 51">
          <text:p text:style-name="P1"><text:span text:style-name="T3">oui</text:span></text:p>
        </draw:connector>
        <draw:connector draw:style-name="gr16" draw:text-style-name="P8" draw:layer="layout" svg:x1="13.5cm" svg:y1="1.5cm" svg:x2="14.25cm" svg:y2="2.579cm" draw:start-shape="id20" draw:start-glue-point="1" draw:end-shape="id21" draw:end-glue-point="0" svg:d="M13500 1500h750v1079" svg:viewBox="0 0 751 1080">
          <text:p/>
        </draw:connector>
        <draw:custom-shape draw:style-name="gr7" draw:text-style-name="P7" xml:id="id23" draw:id="id23" draw:layer="layout" svg:width="3.5cm" svg:height="1cm" svg:x="18.498cm" svg:y="2.568cm">
          <text:p text:style-name="P1"><text:span text:style-name="T3">Demander </text:span><text:span text:style-name="T3">conseil</text:span></text:p>
          <text:p text:style-name="P1"><text:span text:style-name="T3">personnali</text:span><text:span text:style-name="T3">sé (IA) 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2" draw:id="id22" draw:layer="layout" svg:width="3.5cm" svg:height="1cm" svg:x="18.5cm" svg:y="7.279cm">
          <text:p text:style-name="P1"><text:span text:style-name="T3">Afficher </text:span><text:span text:style-name="T3">bilan</text:span></text:p>
          <text:p text:style-name="P1"><text:span text:style-name="T3">budget / </text:span><text:span text:style-name="T3">dé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xml:id="id25" draw:id="id25" draw:layer="layout" svg:x1="16cm" svg:y1="3.074cm" svg:x2="18.5cm" svg:y2="7.779cm" draw:end-shape="id22" draw:end-glue-point="3" svg:d="M16000 3074h1000v4705h1500" svg:viewBox="0 0 2501 4706">
          <text:p/>
        </draw:connector>
        <draw:custom-shape draw:style-name="gr7" draw:text-style-name="P7" xml:id="id24" draw:id="id24" draw:layer="layout" svg:width="3.5cm" svg:height="1cm" svg:x="18.5cm" svg:y="4.779cm">
          <text:p text:style-name="P1"><text:span text:style-name="T3">Afficher </text:span><text:span text:style-name="T3">conseil</text:span></text:p>
          <text:p text:style-name="P1"><text:span text:style-name="T3">personnalisé </text:span><text:span text:style-name="T3">(IA) 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20.248cm" svg:y1="3.568cm" svg:x2="20.25cm" svg:y2="4.779cm" draw:start-shape="id23" draw:start-glue-point="2" draw:end-shape="id24" draw:end-glue-point="0" svg:d="M20248 3568v606h2v605" svg:viewBox="0 0 3 1212">
          <text:p/>
        </draw:connector>
        <draw:custom-shape draw:style-name="gr7" draw:text-style-name="P7" xml:id="id26" draw:id="id26" draw:layer="layout" svg:width="3.5cm" svg:height="1cm" svg:x="23.5cm" svg:y="4.779cm">
          <text:p text:style-name="P1"><text:span text:style-name="T3">IA </text:span><text:span text:style-name="T3">(Gemini) 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line-skew="2.501cm" svg:x1="16cm" svg:y1="3.074cm" svg:x2="18.498cm" svg:y2="3.068cm" draw:start-shape="id25" draw:start-glue-point="2" draw:end-shape="id23" draw:end-glue-point="3" svg:d="M16000 3074h2000v-6h498" svg:viewBox="0 0 2499 7">
          <text:p/>
        </draw:connector>
        <draw:connector draw:style-name="gr18" draw:text-style-name="P8" draw:layer="layout" svg:x1="22cm" svg:y1="7.779cm" svg:x2="25.25cm" svg:y2="5.779cm" draw:start-shape="id22" draw:start-glue-point="1" draw:end-shape="id26" draw:end-glue-point="2" svg:d="M22000 7779h3250v-2000" svg:viewBox="0 0 3251 2001">
          <text:p/>
        </draw:connector>
        <draw:connector draw:style-name="gr18" draw:text-style-name="P8" draw:layer="layout" svg:x1="22cm" svg:y1="5.279cm" svg:x2="23.5cm" svg:y2="5.279cm" draw:start-shape="id24" draw:start-glue-point="1" draw:end-shape="id26" draw:end-glue-point="3" svg:d="M22000 5279h1500" svg:viewBox="0 0 1501 1">
          <text:p/>
        </draw:connector>
        <draw:custom-shape draw:style-name="gr7" draw:text-style-name="P7" xml:id="id27" draw:id="id27" draw:layer="layout" svg:width="3.5cm" svg:height="1cm" svg:x="1cm" svg:y="5.279cm">
          <text:p text:style-name="P1"><text:span text:style-name="T3">Firebase</text:span></text:p>
          <text:p text:style-name="P1"><text:span text:style-name="T3">authentication</text:span>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svg:x1="6cm" svg:y1="5.779cm" svg:x2="4.5cm" svg:y2="5.779cm" draw:start-shape="id18" draw:start-glue-point="3" draw:end-shape="id27" draw:end-glue-point="1" svg:d="M6000 5779h-1500" svg:viewBox="0 0 1501 1">
          <text:p/>
        </draw:connector>
        <draw:connector draw:style-name="gr19" draw:text-style-name="P11" draw:layer="layout" svg:x1="11.5cm" svg:y1="8.279cm" svg:x2="9.75cm" svg:y2="3.779cm" draw:start-shape="id28" draw:start-glue-point="3" draw:end-shape="id19" draw:end-glue-point="6" svg:d="M11500 8279h-1750v-4500" svg:viewBox="0 0 1751 4501">
          <text:p text:style-name="P1"><text:span text:style-name="T3">changement</text:span></text:p>
          <text:p text:style-name="P1"><text:span text:style-name="T3">année</text:span></text:p>
        </draw:connector>
        <draw:custom-shape draw:style-name="gr13" draw:text-style-name="P7" xml:id="id29" draw:id="id29" draw:layer="layout" svg:width="3cm" svg:height="1cm" svg:x="3.5cm" svg:y="1.779cm">
          <text:p text:style-name="P1"><text:span text:style-name="T3">S’inscrire</text:span>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svg:x1="3.5cm" svg:y1="2.279cm" svg:x2="2.75cm" svg:y2="5.279cm" draw:start-shape="id29" draw:start-glue-point="3" draw:end-shape="id27" draw:end-glue-point="0" svg:d="M3500 2279h-750v3000" svg:viewBox="0 0 751 3001">
          <text:p/>
        </draw:connector>
        <draw:custom-shape draw:style-name="gr7" draw:text-style-name="P7" xml:id="id30" draw:id="id30" draw:layer="layout" svg:width="3.5cm" svg:height="1cm" svg:x="12.5cm" svg:y="6.779cm">
          <text:p text:style-name="P1"><text:span text:style-name="T3">Modifier budge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31" draw:id="id31" draw:layer="layout" svg:width="3.5cm" svg:height="1cm" svg:x="12.5cm" svg:y="8.779cm">
          <text:p text:style-name="P1"><text:span text:style-name="T3">Créer Dépens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32" draw:id="id32" draw:layer="layout" svg:width="3.5cm" svg:height="1cm" svg:x="12.5cm" svg:y="10.779cm">
          <text:p text:style-name="P1"><text:span text:style-name="T3">Modifier dépens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33" draw:id="id33" draw:layer="layout" svg:width="3.5cm" svg:height="1cm" svg:x="12.5cm" svg:y="12.779cm">
          <text:p text:style-name="P1"><text:span text:style-name="T3">Supprimer dépense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draw:line-skew="-0.9cm" svg:x1="14.25cm" svg:y1="3.579cm" svg:x2="12.5cm" svg:y2="7.279cm" draw:start-shape="id21" draw:start-glue-point="2" draw:end-shape="id30" draw:end-glue-point="3" svg:d="M14250 3579v700h-2251v3000h501" svg:viewBox="0 0 2252 3701">
          <text:p/>
        </draw:connector>
        <draw:connector draw:style-name="gr20" draw:text-style-name="P8" draw:layer="layout" draw:line-skew="-1.4cm" svg:x1="14.25cm" svg:y1="3.579cm" svg:x2="12.5cm" svg:y2="9.279cm" draw:start-shape="id21" draw:start-glue-point="2" draw:end-shape="id31" draw:end-glue-point="3" svg:d="M14250 3579v1200h-2251v4500h501" svg:viewBox="0 0 2252 5701">
          <text:p/>
        </draw:connector>
        <draw:connector draw:style-name="gr20" draw:text-style-name="P8" draw:layer="layout" draw:line-skew="-1.9cm" svg:x1="14.25cm" svg:y1="3.579cm" svg:x2="12.5cm" svg:y2="11.279cm" draw:start-shape="id21" draw:start-glue-point="2" draw:end-shape="id32" draw:end-glue-point="3" svg:d="M14250 3579v1700h-2251v6000h501" svg:viewBox="0 0 2252 7701">
          <text:p/>
        </draw:connector>
        <draw:connector draw:style-name="gr20" draw:text-style-name="P8" draw:layer="layout" draw:line-skew="-2.4cm" svg:x1="14.25cm" svg:y1="3.579cm" svg:x2="12.5cm" svg:y2="13.279cm" draw:start-shape="id21" draw:start-glue-point="2" draw:end-shape="id33" draw:end-glue-point="3" svg:d="M14250 3579v2200h-2251v7500h501" svg:viewBox="0 0 2252 9701">
          <text:p/>
        </draw:connector>
        <draw:connector draw:style-name="gr20" draw:text-style-name="P8" draw:layer="layout" draw:line-skew="-2.5cm 2.206cm" svg:x1="16cm" svg:y1="7.279cm" svg:x2="16cm" svg:y2="3.074cm" draw:start-shape="id30" draw:start-glue-point="1" draw:end-shape="id25" draw:end-glue-point="2" svg:d="M16000 7279h500v-2500h-500v-1705" svg:viewBox="0 0 501 4206">
          <text:p/>
        </draw:connector>
        <draw:connector draw:style-name="gr20" draw:text-style-name="P8" draw:layer="layout" draw:line-skew="-2.5cm 2.706cm" svg:x1="16cm" svg:y1="9.279cm" svg:x2="16cm" svg:y2="3.074cm" draw:start-shape="id31" draw:start-glue-point="1" draw:end-shape="id25" draw:end-glue-point="2" svg:d="M16000 9279h500v-4000h-500v-2205" svg:viewBox="0 0 501 6206">
          <text:p/>
        </draw:connector>
        <draw:connector draw:style-name="gr20" draw:text-style-name="P8" draw:layer="layout" draw:line-skew="-2.5cm 3.206cm" svg:x1="16cm" svg:y1="11.279cm" svg:x2="16cm" svg:y2="3.074cm" draw:start-shape="id32" draw:start-glue-point="1" draw:end-shape="id25" draw:end-glue-point="2" svg:d="M16000 11279h500v-5500h-500v-2705" svg:viewBox="0 0 501 8206">
          <text:p/>
        </draw:connector>
        <draw:connector draw:style-name="gr20" draw:text-style-name="P8" draw:layer="layout" draw:line-skew="-2.5cm 3.706cm" svg:x1="16cm" svg:y1="13.279cm" svg:x2="16cm" svg:y2="3.074cm" draw:start-shape="id33" draw:start-glue-point="1" draw:end-shape="id25" draw:end-glue-point="2" svg:d="M16000 13279h500v-7000h-500v-3205" svg:viewBox="0 0 501 10206">
          <text:p/>
        </draw:connector>
        <draw:custom-shape draw:style-name="gr13" draw:text-style-name="P7" xml:id="id34" draw:id="id34" draw:layer="layout" svg:width="3cm" svg:height="1cm" svg:x="6cm" svg:y="10.779cm">
          <text:p text:style-name="P1"><text:span text:style-name="T3">Se déconnecter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1.5cm" svg:y1="8.279cm" svg:x2="9cm" svg:y2="11.279cm" draw:start-shape="id28" draw:start-glue-point="3" draw:end-shape="id34" draw:end-glue-point="1" svg:d="M11500 8279h-1250v3000h-1250" svg:viewBox="0 0 2501 3001">
          <text:p/>
        </draw:connector>
        <draw:connector draw:style-name="gr21" draw:text-style-name="P1" draw:layer="layout" svg:x1="6cm" svg:y1="11.279cm" svg:x2="2.75cm" svg:y2="6.279cm" draw:start-shape="id34" draw:start-glue-point="3" draw:end-shape="id27" draw:end-glue-point="2" svg:d="M6000 11279h-3250v-5000" svg:viewBox="0 0 3251 5001">
          <text:p/>
        </draw:connector>
        <draw:custom-shape draw:style-name="gr22" draw:text-style-name="P12" xml:id="id35" draw:id="id35" draw:layer="layout" svg:width="3cm" svg:height="1cm" svg:x="6cm" svg:y="7.779cm">
          <text:p text:style-name="P1"><text:span text:style-name="T3">ACCUEI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7.5cm" svg:y1="7.779cm" svg:x2="7.5cm" svg:y2="6.279cm" draw:start-shape="id35" draw:start-glue-point="0" draw:end-shape="id18" draw:end-glue-point="2" svg:d="M7500 7779v-1500" svg:viewBox="0 0 1 1501">
          <text:p/>
        </draw:connector>
        <draw:connector draw:style-name="gr16" draw:text-style-name="P8" draw:layer="layout" svg:x1="7.5cm" svg:y1="10.779cm" svg:x2="7.5cm" svg:y2="8.779cm" draw:start-shape="id34" draw:start-glue-point="0" draw:end-shape="id35" draw:end-glue-point="2" svg:d="M7500 10779v-2000" svg:viewBox="0 0 1 2001">
          <text:p/>
        </draw:connector>
        <draw:connector draw:style-name="gr16" draw:text-style-name="P8" draw:layer="layout" svg:x1="7.5cm" svg:y1="5.279cm" svg:x2="6.5cm" svg:y2="2.279cm" draw:start-shape="id18" draw:start-glue-point="0" draw:end-shape="id29" draw:end-glue-point="1" svg:d="M7500 5279v-3000h-1000" svg:viewBox="0 0 1001 3001">
          <text:p/>
        </draw:connector>
        <draw:connector draw:style-name="gr16" draw:text-style-name="P8" draw:layer="layout" svg:x1="5cm" svg:y1="2.779cm" svg:x2="6cm" svg:y2="8.279cm" draw:start-shape="id29" draw:start-glue-point="2" draw:end-shape="id35" draw:end-glue-point="3" svg:d="M5000 2779v5500h1000" svg:viewBox="0 0 1001 5501">
          <text:p/>
        </draw:connecto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5" draw:display-name="Extrémités de flèche 5" svg:viewBox="0 0 1013 1130" svg:d="M1009 1050l-449-1008-22-30-29-12-34 12-21 26-449 1012-5 13v8l5 21 12 21 17 13 21 4h903l21-4 21-13 9-21 4-21v-8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7T14:21:44.267710664</meta:creation-date>
    <dc:date>2025-04-07T15:14:44.062303672</dc:date>
    <meta:editing-duration>PT31M</meta:editing-duration>
    <meta:editing-cycles>10</meta:editing-cycles>
    <meta:generator>LibreOffice/7.3.7.2$Linux_X86_64 LibreOffice_project/30$Build-2</meta:generator>
    <meta:document-statistic meta:object-count="104"/>
  </office:meta>
</office:document-meta>
</file>